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9f598" officeooo:paragraph-rsid="0019f598"/>
    </style:style>
    <style:style style:name="P2" style:family="paragraph" style:parent-style-name="Heading_20_1">
      <style:text-properties officeooo:rsid="0019f598" officeooo:paragraph-rsid="0019f598"/>
    </style:style>
    <style:style style:name="P3" style:family="paragraph" style:parent-style-name="Text_20_body">
      <style:text-properties officeooo:paragraph-rsid="0019f598"/>
    </style:style>
    <style:style style:name="P4" style:family="paragraph" style:parent-style-name="Text_20_body">
      <style:text-properties officeooo:rsid="001defb2" officeooo:paragraph-rsid="001defb2"/>
    </style:style>
    <style:style style:name="T1" style:family="text">
      <style:text-properties officeooo:rsid="0019f598"/>
    </style:style>
    <style:style style:name="T2" style:family="text">
      <style:text-properties officeooo:rsid="001a27b8"/>
    </style:style>
    <style:style style:name="T3" style:family="text">
      <style:text-properties officeooo:rsid="001c09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Abstract </text:h>
      <text:p text:style-name="P4"><text:tab/>The concept of this project is to create and implement a bass guitar that can be controlled with MIDI. While synthesizers can create relatively accurate recreations of piano; they struggle to properly emulate the timbre of guitars and basses. As such presents an opportunity to create a bass that can be controlled via MIDI. </text:p>
      <text:h text:style-name="P2" text:outline-level="1">Background Information</text:h>
      <text:p text:style-name="P3"><text:tab/><text:span text:style-name="T1">The bass guitar project was originally conceived in figure </text:span><text:span text:style-name="T2">1.x. The concept behind this design is fully integrated with both the bass control as well as the amplifier. The design functions using a stepper motor for each of the strings that moves the “fret” to the correct position. The string’s vibrations are then captured via an optical sensor as opposed to a traditional m</text:span><text:span text:style-name="T3">agnetic pickup. </text:span></text:p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59:15.435877076</meta:creation-date>
    <dc:date>2024-11-19T15:31:48.591473384</dc:date>
    <meta:editing-duration>PT27M19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4" meta:word-count="122" meta:character-count="749" meta:non-whitespace-character-count="626"/>
  </office:meta>
</office:document-meta>
</file>